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Copy_20_of_20_Sheet1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6.2988in" svg:height="3.5429in" svg:x="3.2673in" svg:y="5.1256in">
            <draw:object draw:notify-on-update-of-ranges="Sheet1.A1:Sheet1.A1 Sheet1.A2:Sheet1.A51 Sheet1.B1:Sheet1.B1 Sheet1.B2:Sheet1.B51 Sheet1.C1:Sheet1.C1 Sheet1.C2:Sheet1.C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Labels</text:p>
          </table:table-cell>
          <table:table-cell table:style-name="ce1" office:value-type="string" calcext:value-type="string">
            <text:p>Series 1</text:p>
          </table:table-cell>
          <table:table-cell table:style-name="ce1" office:value-type="string" calcext:value-type="string">
            <text:p>Series 2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102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2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21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 style:data-style-name="N2" text:time-value="20:36:03.3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_20_of_20_Sheet1" style:display-name="PageStyle_Copy of 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dc:date>2020-08-09T21:03:55.853000000</dc:date>
    <meta:editing-duration>PT4M55S</meta:editing-duration>
    <meta:editing-cycles>1</meta:editing-cycles>
    <meta:document-statistic meta:table-count="1" meta:cell-count="15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text-properties fo:color="#023f62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text-properties fo:color="#fc5c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66cm" svg:y="0.316cm" chart:style-name="ch2">
          <text:p>Randomized Data Points</text:p>
        </chart:title>
        <chart:legend chart:legend-position="end" svg:x="12.01cm" svg:y="3.442cm" style:legend-expansion="high" chart:style-name="ch3"/>
        <chart:plot-area chart:style-name="ch4" table:cell-range-address="Sheet1.A1:Sheet1.C51" chart:data-source-has-labels="both" svg:x="1.321cm" svg:y="1.301cm" svg:width="10.369cm" svg:height="6.548cm">
          <chartooo:coordinate-region svg:x="1.953cm" svg:y="1.503cm" svg:width="9.354cm" svg:height="5.693cm"/>
          <chart:axis chart:dimension="x" chart:name="primary-x" chart:style-name="ch5" chartooo:axis-type="auto">
            <chart:title svg:x="5.792cm" svg:y="8.029cm" chart:style-name="ch6">
              <text:p>Datapoint</text:p>
            </chart:title>
            <chart:categories table:cell-range-address="Sheet1.A2:Sheet1.A51"/>
          </chart:axis>
          <chart:axis chart:dimension="y" chart:name="primary-y" chart:style-name="ch5">
            <chart:title svg:x="0.451cm" svg:y="5.722cm" chart:style-name="ch7">
              <text:p>Datapoint Value</text:p>
            </chart:title>
            <chart:grid chart:style-name="ch8" chart:class="major"/>
          </chart:axis>
          <chart:series chart:style-name="ch9" chart:values-cell-range-address="Sheet1.B2:Sheet1.B51" chart:label-cell-address="Sheet1.B1:Sheet1.B1" chart:class="chart:scatter">
            <chart:domain table:cell-range-address="Sheet1.A2:Sheet1.A51"/>
            <chart:regression-curve chart:style-name="ch10">
              <chart:equation chart:display-equation="true" chart:display-r-square="false" svg:x="2.281cm" svg:y="5.244cm" chart:style-name="ch11"/>
            </chart:regression-curve>
            <chart:data-point chart:repeated="50"/>
          </chart:series>
          <chart:series chart:style-name="ch12" chart:values-cell-range-address="Sheet1.C2:Sheet1.C51" chart:label-cell-address="Sheet1.C1:Sheet1.C1" chart:class="chart:scatter">
            <chart:regression-curve chart:style-name="ch13">
              <chart:equation chart:display-equation="true" chart:display-r-square="false" svg:x="0.739cm" svg:y="3.497cm" chart:style-name="ch14"/>
            </chart:regression-curve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  <draw:g>
                  <svg:desc>Sheet1.B1:Sheet1.B1</svg:desc>
                </draw:g>
              </table:table-cell>
              <table:table-cell office:value-type="string">
                <text:p>Series 2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37">
                <text:p>37</text:p>
                <draw:g>
                  <svg:desc>Sheet1.B2:Sheet1.B51</svg:desc>
                </draw:g>
              </table:table-cell>
              <table:table-cell office:value-type="float" office:value="25">
                <text:p>25</text:p>
                <draw:g>
                  <svg:desc>Sheet1.C2:Sheet1.C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1">
                <text:p>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7">
                <text:p>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8">
                <text:p>5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7">
                <text:p>8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8">
                <text:p>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2">
                <text:p>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1">
                <text:p>9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2">
                <text:p>5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1">
                <text:p>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5">
                <text:p>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9">
                <text:p>1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84">
                <text:p>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1">
                <text:p>6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7">
                <text:p>2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8">
                <text:p>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9">
                <text:p>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1">
                <text:p>61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